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language="en" fo:country="US" officeooo:rsid="000c553e" officeooo:paragraph-rsid="000c553e"/>
    </style:style>
    <style:style style:name="P2" style:family="paragraph" style:parent-style-name="Standard">
      <style:text-properties officeooo:paragraph-rsid="00178867"/>
    </style:style>
    <style:style style:name="P3" style:family="paragraph" style:parent-style-name="Standard">
      <style:text-properties fo:language="en" fo:country="US" officeooo:rsid="000cb83e" officeooo:paragraph-rsid="000cb83e"/>
    </style:style>
    <style:style style:name="P4" style:family="paragraph" style:parent-style-name="Standard">
      <style:text-properties fo:language="en" fo:country="US" officeooo:rsid="0011a8e1" officeooo:paragraph-rsid="0011a8e1"/>
    </style:style>
    <style:style style:name="P5" style:family="paragraph" style:parent-style-name="Standard">
      <style:text-properties fo:color="#c254d2" loext:opacity="100%" fo:language="en" fo:country="US" officeooo:rsid="0011a8e1" officeooo:paragraph-rsid="0011a8e1"/>
    </style:style>
    <style:style style:name="P6" style:family="paragraph" style:parent-style-name="Standard">
      <style:text-properties fo:language="en" fo:country="US" officeooo:rsid="000c553e" officeooo:paragraph-rsid="000cb83e"/>
    </style:style>
    <style:style style:name="P7" style:family="paragraph" style:parent-style-name="Standard">
      <style:text-properties fo:language="en" fo:country="US" officeooo:rsid="0014019a" officeooo:paragraph-rsid="0014019a"/>
    </style:style>
    <style:style style:name="P8" style:family="paragraph" style:parent-style-name="Standard">
      <style:text-properties fo:language="en" fo:country="US" officeooo:rsid="00189600" officeooo:paragraph-rsid="00189600"/>
    </style:style>
    <style:style style:name="P9" style:family="paragraph" style:parent-style-name="Standard">
      <style:text-properties fo:language="en" fo:country="US" officeooo:paragraph-rsid="0014019a"/>
    </style:style>
    <style:style style:name="P10" style:family="paragraph" style:parent-style-name="Standard">
      <style:text-properties fo:language="en" fo:country="US" officeooo:rsid="00155f5b" officeooo:paragraph-rsid="00155f5b"/>
    </style:style>
    <style:style style:name="P11" style:family="paragraph" style:parent-style-name="Standard">
      <style:text-properties fo:language="en" fo:country="US" officeooo:paragraph-rsid="00155f5b"/>
    </style:style>
    <style:style style:name="P12" style:family="paragraph" style:parent-style-name="Standard">
      <style:text-properties fo:language="en" fo:country="US" officeooo:rsid="0014019a" officeooo:paragraph-rsid="00155f5b"/>
    </style:style>
    <style:style style:name="T1" style:family="text">
      <style:text-properties officeooo:rsid="00124bb5"/>
    </style:style>
    <style:style style:name="T2" style:family="text">
      <style:text-properties fo:language="en" fo:country="US" officeooo:rsid="000cb83e"/>
    </style:style>
    <style:style style:name="T3" style:family="text">
      <style:text-properties fo:language="en" fo:country="US" officeooo:rsid="000cb83e" fo:background-color="#ffd74c" loext:char-shading-value="0"/>
    </style:style>
    <style:style style:name="T4" style:family="text">
      <style:text-properties fo:language="en" fo:country="US" officeooo:rsid="00124bb5"/>
    </style:style>
    <style:style style:name="T5" style:family="text">
      <style:text-properties fo:language="en" fo:country="US" officeooo:rsid="000e352b"/>
    </style:style>
    <style:style style:name="T6" style:family="text">
      <style:text-properties fo:language="en" fo:country="US" officeooo:rsid="00178867"/>
    </style:style>
    <style:style style:name="T7" style:family="text">
      <style:text-properties fo:language="en" fo:country="US" officeooo:rsid="00178867" fo:background-color="#ffd74c" loext:char-shading-value="0"/>
    </style:style>
    <style:style style:name="T8" style:family="text">
      <style:text-properties fo:color="#c254d2" loext:opacity="100%" fo:language="en" fo:country="US" officeooo:rsid="00178867"/>
    </style:style>
    <style:style style:name="T9" style:family="text">
      <style:text-properties fo:language="en" fo:country="US" officeooo:rsid="000ff0db"/>
    </style:style>
    <style:style style:name="T10" style:family="text">
      <style:text-properties fo:language="en" fo:country="US" officeooo:rsid="0011a8e1"/>
    </style:style>
    <style:style style:name="T11" style:family="text">
      <style:text-properties fo:language="en" fo:country="US" fo:font-style="italic" officeooo:rsid="0011a8e1" style:font-style-asian="italic" style:font-style-complex="italic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color="#023f62" loext:opacity="100%" fo:language="en" fo:country="US" officeooo:rsid="0011a8e1"/>
    </style:style>
    <style:style style:name="T14" style:family="text">
      <style:text-properties fo:color="#c254d2" loext:opacity="100%" fo:language="en" fo:country="US" officeooo:rsid="00124bb5"/>
    </style:style>
    <style:style style:name="T15" style:family="text">
      <style:text-properties fo:background-color="transparent" loext:char-shading-value="0"/>
    </style:style>
    <style:style style:name="T16" style:family="text">
      <style:text-properties fo:background-color="#ffd74c" loext:char-shading-value="0"/>
    </style:style>
    <style:style style:name="T17" style:family="text">
      <style:text-properties fo:color="#c254d2" loext:opacity="100%"/>
    </style:style>
    <style:style style:name="T18" style:family="text">
      <style:text-properties officeooo:rsid="0014019a"/>
    </style:style>
    <style:style style:name="T19" style:family="text">
      <style:text-properties fo:color="#e12839" loext:opacity="100%"/>
    </style:style>
    <style:style style:name="T20" style:family="text">
      <style:text-properties officeooo:rsid="00155f5b"/>
    </style:style>
    <style:style style:name="T21" style:family="text">
      <style:text-properties style:font-name="Times New Roman" officeooo:rsid="00155f5b"/>
    </style:style>
    <style:style style:name="T22" style:family="text">
      <style:text-properties fo:font-style="italic" officeooo:rsid="00155f5b" style:font-style-asian="italic" style:font-style-complex="italic"/>
    </style:style>
    <style:style style:name="T23" style:family="text">
      <style:text-properties officeooo:rsid="001601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tion</text:p>
      <text:p text:style-name="P1"/>
      <text:p text:style-name="P1">-<text:span text:style-name="T1">Anemonia viridis as food item and restrictions in Andalusia</text:span></text:p>
      <text:p text:style-name="P1"/>
      <text:p text:style-name="P1">-<text:span text:style-name="T1">Birradial symmetry and reproduction modes</text:span></text:p>
      <text:p text:style-name="P1"/>
      <text:p text:style-name="P1">- <text:span text:style-name="T1">Integrated multitrophic aquaculture</text:span></text:p>
      <text:p text:style-name="P1"/>
      <text:p text:style-name="P1">- <text:span text:style-name="T1">Oxidative stress</text:span></text:p>
      <text:p text:style-name="P1"/>
      <text:p text:style-name="P1"/>
      <text:p text:style-name="P1">Materials and methods</text:p>
      <text:p text:style-name="P1"/>
      <text:p text:style-name="P1">Experimental design and sampling</text:p>
      <text:p text:style-name="P1"/>
      <text:p text:style-name="P2"><text:span text:style-name="T2">Wild anemones were obtained from the natural environment at three sampling points (Calahonda </text:span><text:span text:style-name="T3">COORDINATES</text:span><text:span text:style-name="T2">, Salobreña </text:span><text:span text:style-name="T3">COORDINATES</text:span><text:span text:style-name="T2">, Almuñ</text:span><text:span text:style-name="T4">é</text:span><text:span text:style-name="T2">car </text:span><text:span text:style-name="T3">COORDINATES</text:span><text:span text:style-name="T2">) along the coast of Granada (Andalusia, Spain) in </text:span><text:span text:style-name="T3">month</text:span><text:span text:style-name="T2"> </text:span><text:span text:style-name="T3">year</text:span><text:span text:style-name="T2">, with the per</text:span><text:span text:style-name="T4">t</text:span><text:span text:style-name="T2">inent permits from local authorities. Animals were </text:span><text:span text:style-name="T5">transferred to facilities of Andalmar Biotech S.L., where they were distributed in floating baskets in a concrete 8000 L outdoor </text:span><text:span text:style-name="T6">re-circulation </text:span><text:span text:style-name="T5">tank. </text:span><text:span text:style-name="T6">The tank was equipped with </text:span><text:span text:style-name="T7">filtration system details</text:span><text:span text:style-name="T6">. And used natural seawater, obtained by pumping from a well and filtered before flowing into the aquaculture circuit. </text:span><text:span text:style-name="T8">HOW MANY ANEMONES AND BASKETS THERE WERE?</text:span></text:p>
      <text:p text:style-name="P2"><text:span text:style-name="T6"/></text:p>
      <text:p text:style-name="P2"><text:span text:style-name="T9">Other organisms with different trophic level were introduced in the tank so as to create an IMTA environment. </text:span><text:span text:style-name="T10">These organisms were sea urchins (</text:span><text:span text:style-name="T11">Paracentrotus lividus</text:span><text:span text:style-name="T10">), sea snails (</text:span><text:span text:style-name="Emphasis"><text:span text:style-name="T12">Monodonta turbinata</text:span></text:span><text:span text:style-name="T10">), sea cucumbers (</text:span><text:span text:style-name="T11">Holothuria tubulosa</text:span><text:span text:style-name="T10">) and macroalgae (</text:span><text:span text:style-name="T11">Ulva rigida</text:span><text:span text:style-name="T10">, </text:span><text:span text:style-name="T11">Cystoseira mediterranea</text:span><text:span text:style-name="T10">).</text:span><text:span text:style-name="T13"> </text:span><text:span text:style-name="T14">Make a density table too?</text:span></text:p>
      <text:p text:style-name="P3"/>
      <text:p text:style-name="P4"><text:span text:style-name="T15">In </text:span><text:span text:style-name="T16">month</text:span><text:span text:style-name="T15"> </text:span><text:span text:style-name="T16">year</text:span><text:span text:style-name="T15">, one month after the beginning of the experimental period, <text:s/></text:span><text:span text:style-name="T16">Number</text:span> anemones from different baskets were selected as experimental group, and they were sectioned in two through their pharyn<text:span text:style-name="T1">geal</text:span> birradial axis. Both halves were then left to heal, so as to generate two different clonal individuals. <text:span text:style-name="T17">(how was the healing process? Where was it?)</text:span></text:p>
      <text:p text:style-name="P5"/>
      <text:p text:style-name="P4">Sampling was carried out at two different temporal stages. The first sampling took place 4 weeks after the sectioning procedure, once the anemones had had time to heal completely. <text:span text:style-name="T17">(mortality?)</text:span>. 9 sectioned anemones were selected, as well as 9 control anemones which had <text:span text:style-name="T18">not</text:span> undergone the procedure. <text:span text:style-name="T18">The second sampling took place 16 weeks after, in month year, and again 9 control anemones and 9 sectioned anemones were collected. In both samples, each anemone was snap-frozen in liquid nitrogen and stored at -80 ºC for oxidative status analysis.</text:span></text:p>
      <text:p text:style-name="P6"/>
      <text:p text:style-name="P7">Oxidative status analysis</text:p>
      <text:p text:style-name="P7"/>
      <text:p text:style-name="P8">To prepare for oxidative status measurements, all samples were homogenized (Heidolph Instruments) in 100 mM Tris, 0.1 EDTA and 0.1% Triton buffer (ph 7.8) at a 1:4 ratio (w/v). Extracts were then centrifuged at 16 000 rpm for 30 minutes at 4ºC (Sigma 3 K30), and the supernatant was collected and <text:span text:style-name="T19">aliquoted</text:span>.</text:p>
      <text:p text:style-name="P7"/>
      <text:p text:style-name="P7"/>
      <text:p text:style-name="P7"/>
      <text:p text:style-name="P7"/>
      <text:p text:style-name="P7"/>
      <text:p text:style-name="P9"><text:soft-page-break/><text:span text:style-name="T18">Acid and alkaline phosphatases, </text:span><text:span text:style-name="T20">Myeloperoxidase</text:span> <text:span text:style-name="T18">and lysozyme</text:span></text:p>
      <text:p text:style-name="P9"/>
      <text:p text:style-name="P9"/>
      <text:p text:style-name="P10">Statistical analysis</text:p>
      <text:p text:style-name="P10"/>
      <text:p text:style-name="P11"><text:span text:style-name="T20">All statistical analysis and data processing was performed using R. 4.4.0 and Rstudio 2025.version?. Results were expressed as mean ± standard error of the mean (SEM). A confidence level of 95% (</text:span><text:span text:style-name="T21">α</text:span><text:span text:style-name="T20"> = 0.05) was established for all the techniques. For each variable, a two-way ANOVA was conducted to examine the effect of the sectioning procedure at short and long term on the oxidative status of </text:span><text:span text:style-name="T22">A. viridis</text:span><text:span text:style-name="T20">. </text:span><text:span text:style-name="T23">When interaction between both variables was significant, a t test was conducted at each time point to test for differences between sectioned and control animals. </text:span><text:span text:style-name="T20">Normality of residuals was assesed via Shapiro-Wilk’s normality test, while h</text:span>omoscedasticity <text:span text:style-name="T20">was tested using Levene’s test. All r</text:span>esiduals were normally distributed (p &gt; 0.05) and <text:span text:style-name="T20">all variables had </text:span>homogeneity of variances (p &gt; 0.05). <text:span text:style-name="T20">Obtained p-values were adjusted using Benjamini-Hochberg correction for multiple testing.</text:span></text:p>
      <text:p text:style-name="P11"/>
      <text:p text:style-name="P12"/>
      <text:p text:style-name="P1"/>
      <text:p text:style-name="P1">Results</text:p>
      <text:p text:style-name="P1"/>
      <text:p text:style-name="P1">Discuss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7T13:55:49.418000000</meta:creation-date>
    <dc:date>2025-03-11T11:14:48.724000000</dc:date>
    <meta:editing-duration>PT52M47S</meta:editing-duration>
    <meta:editing-cycles>8</meta:editing-cycles>
    <meta:generator>LibreOffice/24.8.5.1$Windows_X86_64 LibreOffice_project/8e3f91296d65a47712b8a390b4731fa5a2f6c9af</meta:generator>
    <meta:document-statistic meta:table-count="0" meta:image-count="0" meta:object-count="0" meta:page-count="2" meta:paragraph-count="18" meta:word-count="512" meta:character-count="3401" meta:non-whitespace-character-count="2906"/>
  </office:meta>
</office:document-meta>
</file>